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2" style:family="table">
      <style:table-properties style:width="14.72cm" fo:margin-left="-0.012cm" table:align="left" style:writing-mode="lr-tb"/>
    </style:style>
    <style:style style:name="Tabela72.A" style:family="table-column">
      <style:table-column-properties style:column-width="1.453cm"/>
    </style:style>
    <style:style style:name="Tabela72.B" style:family="table-column">
      <style:table-column-properties style:column-width="1.005cm"/>
    </style:style>
    <style:style style:name="Tabela72.C" style:family="table-column">
      <style:table-column-properties style:column-width="2.307cm"/>
    </style:style>
    <style:style style:name="Tabela72.D" style:family="table-column">
      <style:table-column-properties style:column-width="1.111cm"/>
    </style:style>
    <style:style style:name="Tabela72.E" style:family="table-column">
      <style:table-column-properties style:column-width="0.953cm"/>
    </style:style>
    <style:style style:name="Tabela72.F" style:family="table-column">
      <style:table-column-properties style:column-width="3.81cm"/>
    </style:style>
    <style:style style:name="Tabela72.G" style:family="table-column">
      <style:table-column-properties style:column-width="0.048cm"/>
    </style:style>
    <style:style style:name="Tabela72.H" style:family="table-column">
      <style:table-column-properties style:column-width="0.078cm"/>
    </style:style>
    <style:style style:name="Tabela72.I" style:family="table-column">
      <style:table-column-properties style:column-width="3.955cm"/>
    </style:style>
    <style:style style:name="Tabela72.1" style:family="table-row">
      <style:table-row-properties style:min-row-height="0.501cm" style:keep-together="true" fo:keep-together="auto"/>
    </style:style>
    <style:style style:name="Tabela72.A1" style:family="table-cell">
      <style:table-cell-properties style:vertical-align="top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2.B1" style:family="table-cell">
      <style:table-cell-properties style:vertical-align="middle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2.D1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2.B2" style:family="table-cell">
      <style:table-cell-properties style:vertical-align="top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2.D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2.G2" style:family="table-cell">
      <style:table-cell-properties style:vertical-align="middle" fo:background-color="#e5dfec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2.A17" style:family="table-cell">
      <style:table-cell-properties style:vertical-align="top" fo:background-color="#ffffff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2.A34" style:family="table-cell">
      <style:table-cell-properties style:vertical-align="middle" fo:background-color="#ffffff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3" style:family="table">
      <style:table-properties style:width="14.72cm" fo:margin-left="-0.012cm" table:align="left" style:writing-mode="lr-tb"/>
    </style:style>
    <style:style style:name="Tabela73.A" style:family="table-column">
      <style:table-column-properties style:column-width="1.453cm"/>
    </style:style>
    <style:style style:name="Tabela73.B" style:family="table-column">
      <style:table-column-properties style:column-width="1.005cm"/>
    </style:style>
    <style:style style:name="Tabela73.C" style:family="table-column">
      <style:table-column-properties style:column-width="2.307cm"/>
    </style:style>
    <style:style style:name="Tabela73.D" style:family="table-column">
      <style:table-column-properties style:column-width="1.111cm"/>
    </style:style>
    <style:style style:name="Tabela73.E" style:family="table-column">
      <style:table-column-properties style:column-width="0.953cm"/>
    </style:style>
    <style:style style:name="Tabela73.F" style:family="table-column">
      <style:table-column-properties style:column-width="3.81cm"/>
    </style:style>
    <style:style style:name="Tabela73.G" style:family="table-column">
      <style:table-column-properties style:column-width="0.048cm"/>
    </style:style>
    <style:style style:name="Tabela73.H" style:family="table-column">
      <style:table-column-properties style:column-width="0.078cm"/>
    </style:style>
    <style:style style:name="Tabela73.I" style:family="table-column">
      <style:table-column-properties style:column-width="3.955cm"/>
    </style:style>
    <style:style style:name="Tabela73.1" style:family="table-row">
      <style:table-row-properties style:min-row-height="0.501cm" style:keep-together="true" fo:keep-together="auto"/>
    </style:style>
    <style:style style:name="Tabela73.A1" style:family="table-cell">
      <style:table-cell-properties style:vertical-align="top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3.B1" style:family="table-cell">
      <style:table-cell-properties style:vertical-align="middle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3.D1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3.B2" style:family="table-cell">
      <style:table-cell-properties style:vertical-align="top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3.D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3.G2" style:family="table-cell">
      <style:table-cell-properties style:vertical-align="middle" fo:background-color="#e5dfec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3.A17" style:family="table-cell">
      <style:table-cell-properties style:vertical-align="top" fo:background-color="#ffffff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4" style:family="table">
      <style:table-properties style:width="15.081cm" fo:margin-left="-0.191cm" fo:margin-right="-0.18cm" table:align="margins" style:writing-mode="lr-tb"/>
    </style:style>
    <style:style style:name="Tabela74.A" style:family="table-column">
      <style:table-column-properties style:column-width="4.895cm" style:rel-column-width="21270*"/>
    </style:style>
    <style:style style:name="Tabela74.B" style:family="table-column">
      <style:table-column-properties style:column-width="4.815cm" style:rel-column-width="20925*"/>
    </style:style>
    <style:style style:name="Tabela74.C" style:family="table-column">
      <style:table-column-properties style:column-width="5.371cm" style:rel-column-width="23340*"/>
    </style:style>
    <style:style style:name="Tabela74.1" style:family="table-row">
      <style:table-row-properties style:keep-together="true" fo:keep-together="auto"/>
    </style:style>
    <style:style style:name="Tabela74.A1" style:family="table-cell">
      <style:table-cell-properties style:vertical-align="top" fo:background-color="#ccc0d9" fo:padding-left="0.191cm" fo:padding-right="0.191cm" fo:padding-top="0cm" fo:padding-bottom="0cm" fo:border="none" style:writing-mode="lr-tb">
        <style:background-image/>
      </style:table-cell-properties>
    </style:style>
    <style:style style:name="Tabela74.2" style:family="table-row">
      <style:table-row-properties style:min-row-height="0.801cm" style:keep-together="true" fo:keep-together="auto"/>
    </style:style>
    <style:style style:name="Tabela74.A2" style:family="table-cell">
      <style:table-cell-properties style:vertical-align="middle" fo:background-color="#e5dfec" fo:padding-left="0.191cm" fo:padding-right="0.191cm" fo:padding-top="0cm" fo:padding-bottom="0cm" fo:border="none" style:writing-mode="lr-tb">
        <style:background-image/>
      </style:table-cell-properties>
    </style:style>
    <style:style style:name="Tabela74.B2" style:family="table-cell">
      <style:table-cell-properties style:vertical-align="middle" fo:background-color="#e5dfec" fo:padding-left="0.191cm" fo:padding-right="0.191cm" fo:padding-top="0cm" fo:padding-bottom="0cm" fo:border-left="0.018cm solid #ffffff" fo:border-right="none" fo:border-top="none" fo:border-bottom="none" style:writing-mode="lr-tb">
        <style:background-image/>
      </style:table-cell-properties>
    </style:style>
    <style:style style:name="Tabela74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3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5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11" style:family="paragraph" style:parent-style-name="Standard">
      <style:paragraph-properties fo:text-align="center" style:justify-single-word="false" style:snap-to-layout-grid="false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.071cm" fo:margin-bottom="0cm"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14" style:family="paragraph" style:parent-style-name="Standard">
      <style:paragraph-properties fo:margin-top="0cm" fo:margin-bottom="0.3cm" style:line-height-at-least="0.499cm"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font-size="12pt" fo:font-weight="bold" style:letter-kerning="true" style:font-size-asian="12pt" style:font-weight-asian="bold" style:font-size-complex="11pt"/>
    </style:style>
    <style:style style:name="P16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.3cm" style:line-height-at-least="0.499cm" fo:text-align="center" style:justify-single-word="false" fo:text-indent="0cm" style:auto-text-indent="false"/>
      <style:text-properties fo:font-size="11pt" style:font-size-asian="11pt" style:font-size-complex="11pt"/>
    </style:style>
    <style:style style:name="T1" style:family="text">
      <style:text-properties fo:font-size="12pt" fo:font-weight="bold" style:letter-kerning="true" style:font-size-asian="12pt" style:font-weight-asian="bold" style:font-size-complex="11pt"/>
    </style:style>
    <style:style style:name="T2" style:family="text">
      <style:text-properties fo:font-size="10pt" fo:letter-spacing="0.053cm" fo:font-weight="bold" style:font-size-asian="10pt" style:font-weight-asian="bold" style:font-size-complex="10pt"/>
    </style:style>
    <style:style style:name="T3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T4" style:family="text">
      <style:text-properties fo:font-weight="bold" style:letter-kerning="true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NÁLISE DE RISCOS</text:p>
      <text:p text:style-name="P16"><text:span text:style-name="T1">1 – Riscos do Processo de Contratação </text:span><text:span text:style-name="T4">(riscos do processo)</text:span></text:p>
      <table:table table:name="Tabela72" table:style-name="Tabela72">
        <table:table-column table:style-name="Tabela72.A"/>
        <table:table-column table:style-name="Tabela72.B"/>
        <table:table-column table:style-name="Tabela72.C"/>
        <table:table-column table:style-name="Tabela72.D"/>
        <table:table-column table:style-name="Tabela72.E"/>
        <table:table-column table:style-name="Tabela72.F"/>
        <table:table-column table:style-name="Tabela72.G"/>
        <table:table-column table:style-name="Tabela72.H"/>
        <table:table-column table:style-name="Tabela72.I"/>
        <table:table-row table:style-name="Tabela72.1">
          <table:table-cell table:style-name="Tabela72.A1" table:number-rows-spanned="16" office:value-type="string">
            <text:p text:style-name="P2">Risco 1</text:p>
          </table:table-cell>
          <table:table-cell table:style-name="Tabela72.B1" table:number-columns-spanned="2" office:value-type="string">
            <text:p text:style-name="P3">Risco:</text:p>
          </table:table-cell>
          <table:covered-table-cell/>
          <table:table-cell table:style-name="Tabela72.D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2.1">
          <table:covered-table-cell/>
          <table:table-cell table:style-name="Tabela72.B2" table:number-rows-spanned="5" table:number-columns-spanned="2" office:value-type="string">
            <text:p text:style-name="P3">Probabilidade:</text:p>
          </table:table-cell>
          <table:covered-table-cell/>
          <table:table-cell table:style-name="Tabela72.D2" table:number-rows-spanned="5" office:value-type="string">
            <text:p text:style-name="P2"/>
          </table:table-cell>
          <table:table-cell table:style-name="Tabela72.B1" office:value-type="string">
            <text:p text:style-name="P2">Id</text:p>
          </table:table-cell>
          <table:table-cell table:style-name="Tabela72.B1" office:value-type="string">
            <text:p text:style-name="P2">Dano</text:p>
          </table:table-cell>
          <table:table-cell table:style-name="Tabela72.G2" table:number-columns-spanned="3" office:value-type="string">
            <text:p text:style-name="P2">Impacto</text:p>
          </table:table-cell>
          <table:covered-table-cell/>
          <table:covered-table-cell/>
        </table:table-row>
        <table:table-row table:style-name="Tabela72.1">
          <table:covered-table-cell/>
          <table:covered-table-cell/>
          <table:covered-table-cell/>
          <table:covered-table-cell/>
          <table:table-cell table:style-name="Tabela72.D2" office:value-type="string">
            <text:p text:style-name="P2">1</text:p>
          </table:table-cell>
          <table:table-cell table:style-name="Tabela72.D2" office:value-type="string">
            <text:p text:style-name="P2"/>
          </table:table-cell>
          <table:table-cell table:style-name="Tabela72.D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72.1">
          <table:covered-table-cell/>
          <table:covered-table-cell/>
          <table:covered-table-cell/>
          <table:covered-table-cell/>
          <table:table-cell table:style-name="Tabela72.D2" office:value-type="string">
            <text:p text:style-name="P2">2</text:p>
          </table:table-cell>
          <table:table-cell table:style-name="Tabela72.D2" office:value-type="string">
            <text:p text:style-name="P2"/>
          </table:table-cell>
          <table:table-cell table:style-name="Tabela72.D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72.1">
          <table:covered-table-cell/>
          <table:covered-table-cell/>
          <table:covered-table-cell/>
          <table:covered-table-cell/>
          <table:table-cell table:style-name="Tabela72.D2" office:value-type="string">
            <text:p text:style-name="P2">3</text:p>
          </table:table-cell>
          <table:table-cell table:style-name="Tabela72.D2" office:value-type="string">
            <text:p text:style-name="P2"/>
          </table:table-cell>
          <table:table-cell table:style-name="Tabela72.D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72.1">
          <table:covered-table-cell/>
          <table:covered-table-cell/>
          <table:covered-table-cell/>
          <table:covered-table-cell/>
          <table:table-cell table:style-name="Tabela72.D2" office:value-type="string">
            <text:p text:style-name="P2">...</text:p>
          </table:table-cell>
          <table:table-cell table:style-name="Tabela72.D2" office:value-type="string">
            <text:p text:style-name="P2"/>
          </table:table-cell>
          <table:table-cell table:style-name="Tabela72.D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72.1">
          <table:covered-table-cell/>
          <table:table-cell table:style-name="Tabela72.B1" office:value-type="string">
            <text:p text:style-name="P2">Id</text:p>
          </table:table-cell>
          <table:table-cell table:style-name="Tabela72.B1" table:number-columns-spanned="4" office:value-type="string">
            <text:p text:style-name="P2">Ação Preventiva</text:p>
          </table:table-cell>
          <table:covered-table-cell/>
          <table:covered-table-cell/>
          <table:covered-table-cell/>
          <table:table-cell table:style-name="Tabela72.G2" table:number-columns-spanned="3" office:value-type="string">
            <text:p text:style-name="P2">Responsável</text:p>
          </table:table-cell>
          <table:covered-table-cell/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6">1</text:p>
          </table:table-cell>
          <table:table-cell table:style-name="Tabela72.D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ela72.D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6">2</text:p>
          </table:table-cell>
          <table:table-cell table:style-name="Tabela72.D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ela72.D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6">3</text:p>
          </table:table-cell>
          <table:table-cell table:style-name="Tabela72.D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ela72.D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6">...</text:p>
          </table:table-cell>
          <table:table-cell table:style-name="Tabela72.D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ela72.D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72.1">
          <table:covered-table-cell/>
          <table:table-cell table:style-name="Tabela72.B1" office:value-type="string">
            <text:p text:style-name="P6">Id</text:p>
          </table:table-cell>
          <table:table-cell table:style-name="Tabela72.B1" table:number-columns-spanned="4" office:value-type="string">
            <text:p text:style-name="P6">Ação de Contingência</text:p>
          </table:table-cell>
          <table:covered-table-cell/>
          <table:covered-table-cell/>
          <table:covered-table-cell/>
          <table:table-cell table:style-name="Tabela72.G2" table:number-columns-spanned="3" office:value-type="string">
            <text:p text:style-name="P6">Responsável</text:p>
          </table:table-cell>
          <table:covered-table-cell/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6">1</text:p>
          </table:table-cell>
          <table:table-cell table:style-name="Tabela72.D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ela72.D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6">2</text:p>
          </table:table-cell>
          <table:table-cell table:style-name="Tabela72.D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ela72.D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6">3</text:p>
          </table:table-cell>
          <table:table-cell table:style-name="Tabela72.D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ela72.D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6">...</text:p>
          </table:table-cell>
          <table:table-cell table:style-name="Tabela72.D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ela72.D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72.1">
          <table:table-cell table:style-name="Tabela72.A17" table:number-columns-spanned="9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2.1">
          <table:table-cell table:style-name="Tabela72.A1" table:number-rows-spanned="16" office:value-type="string">
            <text:p text:style-name="P2">Risco 2</text:p>
          </table:table-cell>
          <table:table-cell table:style-name="Tabela72.B1" table:number-columns-spanned="2" office:value-type="string">
            <text:p text:style-name="P3">Risco:</text:p>
          </table:table-cell>
          <table:covered-table-cell/>
          <table:table-cell table:style-name="Tabela72.D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2.1">
          <table:covered-table-cell/>
          <table:table-cell table:style-name="Tabela72.B2" table:number-rows-spanned="5" table:number-columns-spanned="2" office:value-type="string">
            <text:p text:style-name="P3">Probabilidade:</text:p>
          </table:table-cell>
          <table:covered-table-cell/>
          <table:table-cell table:style-name="Tabela72.D2" table:number-rows-spanned="5" office:value-type="string">
            <text:p text:style-name="P2"/>
          </table:table-cell>
          <table:table-cell table:style-name="Tabela72.B1" office:value-type="string">
            <text:p text:style-name="P2">Id</text:p>
          </table:table-cell>
          <table:table-cell table:style-name="Tabela72.B1" office:value-type="string">
            <text:p text:style-name="P2">Dano</text:p>
          </table:table-cell>
          <table:table-cell table:style-name="Tabela72.G2" table:number-columns-spanned="3" office:value-type="string">
            <text:p text:style-name="P2">Impacto</text:p>
          </table:table-cell>
          <table:covered-table-cell/>
          <table:covered-table-cell/>
        </table:table-row>
        <table:table-row table:style-name="Tabela72.1">
          <table:covered-table-cell/>
          <table:covered-table-cell/>
          <table:covered-table-cell/>
          <table:covered-table-cell/>
          <table:table-cell table:style-name="Tabela72.D2" office:value-type="string">
            <text:p text:style-name="P2">1</text:p>
          </table:table-cell>
          <table:table-cell table:style-name="Tabela72.D2" office:value-type="string">
            <text:p text:style-name="P2"/>
          </table:table-cell>
          <table:table-cell table:style-name="Tabela72.D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72.1">
          <table:covered-table-cell/>
          <table:covered-table-cell/>
          <table:covered-table-cell/>
          <table:covered-table-cell/>
          <table:table-cell table:style-name="Tabela72.D2" office:value-type="string">
            <text:p text:style-name="P2">2</text:p>
          </table:table-cell>
          <table:table-cell table:style-name="Tabela72.D2" office:value-type="string">
            <text:p text:style-name="P2"/>
          </table:table-cell>
          <table:table-cell table:style-name="Tabela72.D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72.1">
          <table:covered-table-cell/>
          <table:covered-table-cell/>
          <table:covered-table-cell/>
          <table:covered-table-cell/>
          <table:table-cell table:style-name="Tabela72.D2" office:value-type="string">
            <text:p text:style-name="P2">3</text:p>
          </table:table-cell>
          <table:table-cell table:style-name="Tabela72.D2" office:value-type="string">
            <text:p text:style-name="P2"/>
          </table:table-cell>
          <table:table-cell table:style-name="Tabela72.D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72.1">
          <table:covered-table-cell/>
          <table:covered-table-cell/>
          <table:covered-table-cell/>
          <table:covered-table-cell/>
          <table:table-cell table:style-name="Tabela72.D2" office:value-type="string">
            <text:p text:style-name="P2">...</text:p>
          </table:table-cell>
          <table:table-cell table:style-name="Tabela72.D2" office:value-type="string">
            <text:p text:style-name="P2"/>
          </table:table-cell>
          <table:table-cell table:style-name="Tabela72.D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72.1">
          <table:covered-table-cell/>
          <table:table-cell table:style-name="Tabela72.B1" office:value-type="string">
            <text:p text:style-name="P2">Id</text:p>
          </table:table-cell>
          <table:table-cell table:style-name="Tabela72.B1" table:number-columns-spanned="5" office:value-type="string">
            <text:p text:style-name="P2">Ação Preventiva</text:p>
          </table:table-cell>
          <table:covered-table-cell/>
          <table:covered-table-cell/>
          <table:covered-table-cell/>
          <table:covered-table-cell/>
          <table:table-cell table:style-name="Tabela72.G2" table:number-columns-spanned="2" office:value-type="string">
            <text:p text:style-name="P2">Responsável</text:p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1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2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3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...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B1" office:value-type="string">
            <text:p text:style-name="P2">Id</text:p>
          </table:table-cell>
          <table:table-cell table:style-name="Tabela72.B1" table:number-columns-spanned="5" office:value-type="string">
            <text:p text:style-name="P2">Ação de Contingência</text:p>
          </table:table-cell>
          <table:covered-table-cell/>
          <table:covered-table-cell/>
          <table:covered-table-cell/>
          <table:covered-table-cell/>
          <table:table-cell table:style-name="Tabela72.G2" table:number-columns-spanned="2" office:value-type="string">
            <text:p text:style-name="P2">Responsável</text:p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1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2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3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...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table-cell table:style-name="Tabela72.A34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2.1">
          <table:table-cell table:style-name="Tabela72.A1" table:number-rows-spanned="16" office:value-type="string">
            <text:p text:style-name="P2">Risco 3</text:p>
          </table:table-cell>
          <table:table-cell table:style-name="Tabela72.B1" table:number-columns-spanned="2" office:value-type="string">
            <text:p text:style-name="P3">Risco:</text:p>
          </table:table-cell>
          <table:covered-table-cell/>
          <table:table-cell table:style-name="Tabela72.D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2.1">
          <table:covered-table-cell/>
          <table:table-cell table:style-name="Tabela72.B2" table:number-rows-spanned="5" table:number-columns-spanned="2" office:value-type="string">
            <text:p text:style-name="P3">Probabilidade:</text:p>
          </table:table-cell>
          <table:covered-table-cell/>
          <table:table-cell table:style-name="Tabela72.D2" table:number-rows-spanned="5" office:value-type="string">
            <text:p text:style-name="P2"/>
          </table:table-cell>
          <table:table-cell table:style-name="Tabela72.B1" office:value-type="string">
            <text:p text:style-name="P2">Id</text:p>
          </table:table-cell>
          <table:table-cell table:style-name="Tabela72.B1" table:number-columns-spanned="3" office:value-type="string">
            <text:p text:style-name="P2">Dano</text:p>
          </table:table-cell>
          <table:covered-table-cell/>
          <table:covered-table-cell/>
          <table:table-cell table:style-name="Tabela72.G2" office:value-type="string">
            <text:p text:style-name="P2">Impacto</text:p>
          </table:table-cell>
        </table:table-row>
        <table:table-row table:style-name="Tabela72.1">
          <table:covered-table-cell/>
          <table:covered-table-cell/>
          <table:covered-table-cell/>
          <table:covered-table-cell/>
          <table:table-cell table:style-name="Tabela72.D2" office:value-type="string">
            <text:p text:style-name="P2">1</text:p>
          </table:table-cell>
          <table:table-cell table:style-name="Tabela72.D2" table:number-columns-spanned="3" office:value-type="string">
            <text:p text:style-name="P2"/>
          </table:table-cell>
          <table:covered-table-cell/>
          <table:covered-table-cell/>
          <table:table-cell table:style-name="Tabela72.D1" office:value-type="string">
            <text:p text:style-name="P2"/>
          </table:table-cell>
        </table:table-row>
        <table:table-row table:style-name="Tabela72.1">
          <table:covered-table-cell/>
          <table:covered-table-cell/>
          <table:covered-table-cell/>
          <table:covered-table-cell/>
          <table:table-cell table:style-name="Tabela72.D2" office:value-type="string">
            <text:p text:style-name="P2">2</text:p>
          </table:table-cell>
          <table:table-cell table:style-name="Tabela72.D2" table:number-columns-spanned="3" office:value-type="string">
            <text:p text:style-name="P2"/>
          </table:table-cell>
          <table:covered-table-cell/>
          <table:covered-table-cell/>
          <table:table-cell table:style-name="Tabela72.D1" office:value-type="string">
            <text:p text:style-name="P2"/>
          </table:table-cell>
        </table:table-row>
        <table:table-row table:style-name="Tabela72.1">
          <table:covered-table-cell/>
          <table:covered-table-cell/>
          <table:covered-table-cell/>
          <table:covered-table-cell/>
          <table:table-cell table:style-name="Tabela72.D2" office:value-type="string">
            <text:p text:style-name="P2">3</text:p>
          </table:table-cell>
          <table:table-cell table:style-name="Tabela72.D2" table:number-columns-spanned="3" office:value-type="string">
            <text:p text:style-name="P2"/>
          </table:table-cell>
          <table:covered-table-cell/>
          <table:covered-table-cell/>
          <table:table-cell table:style-name="Tabela72.D1" office:value-type="string">
            <text:p text:style-name="P2"/>
          </table:table-cell>
        </table:table-row>
        <table:table-row table:style-name="Tabela72.1">
          <table:covered-table-cell/>
          <table:covered-table-cell/>
          <table:covered-table-cell/>
          <table:covered-table-cell/>
          <table:table-cell table:style-name="Tabela72.D2" office:value-type="string">
            <text:p text:style-name="P2">...</text:p>
          </table:table-cell>
          <table:table-cell table:style-name="Tabela72.D2" table:number-columns-spanned="3" office:value-type="string">
            <text:p text:style-name="P2"/>
          </table:table-cell>
          <table:covered-table-cell/>
          <table:covered-table-cell/>
          <table:table-cell table:style-name="Tabela72.D1" office:value-type="string">
            <text:p text:style-name="P2"/>
          </table:table-cell>
        </table:table-row>
        <table:table-row table:style-name="Tabela72.1">
          <table:covered-table-cell/>
          <table:table-cell table:style-name="Tabela72.B1" office:value-type="string">
            <text:p text:style-name="P2">Id</text:p>
          </table:table-cell>
          <table:table-cell table:style-name="Tabela72.B1" table:number-columns-spanned="5" office:value-type="string">
            <text:p text:style-name="P2">Ação Preventiva</text:p>
          </table:table-cell>
          <table:covered-table-cell/>
          <table:covered-table-cell/>
          <table:covered-table-cell/>
          <table:covered-table-cell/>
          <table:table-cell table:style-name="Tabela72.G2" table:number-columns-spanned="2" office:value-type="string">
            <text:p text:style-name="P2">Responsável</text:p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1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2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3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...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B1" office:value-type="string">
            <text:p text:style-name="P2">Id</text:p>
          </table:table-cell>
          <table:table-cell table:style-name="Tabela72.B1" table:number-columns-spanned="5" office:value-type="string">
            <text:p text:style-name="P2">Ação de Contingência</text:p>
          </table:table-cell>
          <table:covered-table-cell/>
          <table:covered-table-cell/>
          <table:covered-table-cell/>
          <table:covered-table-cell/>
          <table:table-cell table:style-name="Tabela72.G2" table:number-columns-spanned="2" office:value-type="string">
            <text:p text:style-name="P2">Responsável</text:p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1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2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3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...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table-cell table:style-name="Tabela72.A17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2.1">
          <table:table-cell table:style-name="Tabela72.A1" table:number-rows-spanned="16" office:value-type="string">
            <text:p text:style-name="P2">Risco ...</text:p>
          </table:table-cell>
          <table:table-cell table:style-name="Tabela72.B1" table:number-columns-spanned="2" office:value-type="string">
            <text:p text:style-name="P3">Risco:</text:p>
          </table:table-cell>
          <table:covered-table-cell/>
          <table:table-cell table:style-name="Tabela72.D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2.1">
          <table:covered-table-cell/>
          <table:table-cell table:style-name="Tabela72.B2" table:number-rows-spanned="5" table:number-columns-spanned="2" office:value-type="string">
            <text:p text:style-name="P3">Probabilidade:</text:p>
          </table:table-cell>
          <table:covered-table-cell/>
          <table:table-cell table:style-name="Tabela72.D2" table:number-rows-spanned="5" office:value-type="string">
            <text:p text:style-name="P2"/>
          </table:table-cell>
          <table:table-cell table:style-name="Tabela72.B1" office:value-type="string">
            <text:p text:style-name="P2">Id</text:p>
          </table:table-cell>
          <table:table-cell table:style-name="Tabela72.B1" table:number-columns-spanned="3" office:value-type="string">
            <text:p text:style-name="P2">Dano</text:p>
          </table:table-cell>
          <table:covered-table-cell/>
          <table:covered-table-cell/>
          <table:table-cell table:style-name="Tabela72.G2" office:value-type="string">
            <text:p text:style-name="P2">Impacto</text:p>
          </table:table-cell>
        </table:table-row>
        <table:table-row table:style-name="Tabela72.1">
          <table:covered-table-cell/>
          <table:covered-table-cell/>
          <table:covered-table-cell/>
          <table:covered-table-cell/>
          <table:table-cell table:style-name="Tabela72.D2" office:value-type="string">
            <text:p text:style-name="P2">1</text:p>
          </table:table-cell>
          <table:table-cell table:style-name="Tabela72.D2" table:number-columns-spanned="3" office:value-type="string">
            <text:p text:style-name="P2"/>
          </table:table-cell>
          <table:covered-table-cell/>
          <table:covered-table-cell/>
          <table:table-cell table:style-name="Tabela72.D1" office:value-type="string">
            <text:p text:style-name="P2"/>
          </table:table-cell>
        </table:table-row>
        <table:table-row table:style-name="Tabela72.1">
          <table:covered-table-cell/>
          <table:covered-table-cell/>
          <table:covered-table-cell/>
          <table:covered-table-cell/>
          <table:table-cell table:style-name="Tabela72.D2" office:value-type="string">
            <text:p text:style-name="P2">2</text:p>
          </table:table-cell>
          <table:table-cell table:style-name="Tabela72.D2" table:number-columns-spanned="3" office:value-type="string">
            <text:p text:style-name="P2"/>
          </table:table-cell>
          <table:covered-table-cell/>
          <table:covered-table-cell/>
          <table:table-cell table:style-name="Tabela72.D1" office:value-type="string">
            <text:p text:style-name="P2"/>
          </table:table-cell>
        </table:table-row>
        <table:table-row table:style-name="Tabela72.1">
          <table:covered-table-cell/>
          <table:covered-table-cell/>
          <table:covered-table-cell/>
          <table:covered-table-cell/>
          <table:table-cell table:style-name="Tabela72.D2" office:value-type="string">
            <text:p text:style-name="P2">3</text:p>
          </table:table-cell>
          <table:table-cell table:style-name="Tabela72.D2" table:number-columns-spanned="3" office:value-type="string">
            <text:p text:style-name="P2"/>
          </table:table-cell>
          <table:covered-table-cell/>
          <table:covered-table-cell/>
          <table:table-cell table:style-name="Tabela72.D1" office:value-type="string">
            <text:p text:style-name="P2"/>
          </table:table-cell>
        </table:table-row>
        <table:table-row table:style-name="Tabela72.1">
          <table:covered-table-cell/>
          <table:covered-table-cell/>
          <table:covered-table-cell/>
          <table:covered-table-cell/>
          <table:table-cell table:style-name="Tabela72.D2" office:value-type="string">
            <text:p text:style-name="P2">...</text:p>
          </table:table-cell>
          <table:table-cell table:style-name="Tabela72.D2" table:number-columns-spanned="3" office:value-type="string">
            <text:p text:style-name="P2"/>
          </table:table-cell>
          <table:covered-table-cell/>
          <table:covered-table-cell/>
          <table:table-cell table:style-name="Tabela72.D1" office:value-type="string">
            <text:p text:style-name="P2"/>
          </table:table-cell>
        </table:table-row>
        <table:table-row table:style-name="Tabela72.1">
          <table:covered-table-cell/>
          <table:table-cell table:style-name="Tabela72.B1" office:value-type="string">
            <text:p text:style-name="P2">Id</text:p>
          </table:table-cell>
          <table:table-cell table:style-name="Tabela72.B1" table:number-columns-spanned="5" office:value-type="string">
            <text:p text:style-name="P2">Ação Preventiva</text:p>
          </table:table-cell>
          <table:covered-table-cell/>
          <table:covered-table-cell/>
          <table:covered-table-cell/>
          <table:covered-table-cell/>
          <table:table-cell table:style-name="Tabela72.G2" table:number-columns-spanned="2" office:value-type="string">
            <text:p text:style-name="P2">Responsável</text:p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1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2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3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...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B1" office:value-type="string">
            <text:p text:style-name="P2">Id</text:p>
          </table:table-cell>
          <table:table-cell table:style-name="Tabela72.B1" table:number-columns-spanned="5" office:value-type="string">
            <text:p text:style-name="P2">Ação de Contingência</text:p>
          </table:table-cell>
          <table:covered-table-cell/>
          <table:covered-table-cell/>
          <table:covered-table-cell/>
          <table:covered-table-cell/>
          <table:table-cell table:style-name="Tabela72.G2" table:number-columns-spanned="2" office:value-type="string">
            <text:p text:style-name="P2">Responsável</text:p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1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2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3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  <table:table-row table:style-name="Tabela72.1">
          <table:covered-table-cell/>
          <table:table-cell table:style-name="Tabela72.D2" office:value-type="string">
            <text:p text:style-name="P2">...</text:p>
          </table:table-cell>
          <table:table-cell table:style-name="Tabela72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2.D1" table:number-columns-spanned="2" office:value-type="string">
            <text:p text:style-name="P2"/>
          </table:table-cell>
          <table:covered-table-cell/>
        </table:table-row>
      </table:table>
      <text:p text:style-name="P15"><text:tab/></text:p>
      <text:p text:style-name="P16"><text:span text:style-name="T1">2 – Riscos da Solução de Tecnologia da Informação </text:span><text:span text:style-name="T4">(riscos do produto/serviço)</text:span></text:p>
      <table:table table:name="Tabela73" table:style-name="Tabela73">
        <table:table-column table:style-name="Tabela73.A"/>
        <table:table-column table:style-name="Tabela73.B"/>
        <table:table-column table:style-name="Tabela73.C"/>
        <table:table-column table:style-name="Tabela73.D"/>
        <table:table-column table:style-name="Tabela73.E"/>
        <table:table-column table:style-name="Tabela73.F"/>
        <table:table-column table:style-name="Tabela73.G"/>
        <table:table-column table:style-name="Tabela73.H"/>
        <table:table-column table:style-name="Tabela73.I"/>
        <table:table-row table:style-name="Tabela73.1">
          <table:table-cell table:style-name="Tabela73.A1" table:number-rows-spanned="16" office:value-type="string">
            <text:p text:style-name="P2">Risco 1</text:p>
          </table:table-cell>
          <table:table-cell table:style-name="Tabela73.B1" table:number-columns-spanned="2" office:value-type="string">
            <text:p text:style-name="P3">Risco:</text:p>
          </table:table-cell>
          <table:covered-table-cell/>
          <table:table-cell table:style-name="Tabela73.D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3.1">
          <table:covered-table-cell/>
          <table:table-cell table:style-name="Tabela73.B2" table:number-rows-spanned="5" table:number-columns-spanned="2" office:value-type="string">
            <text:p text:style-name="P3">Probabilidade:</text:p>
          </table:table-cell>
          <table:covered-table-cell/>
          <table:table-cell table:style-name="Tabela73.D2" table:number-rows-spanned="5" office:value-type="string">
            <text:p text:style-name="P2"/>
          </table:table-cell>
          <table:table-cell table:style-name="Tabela73.B1" office:value-type="string">
            <text:p text:style-name="P2">Id</text:p>
          </table:table-cell>
          <table:table-cell table:style-name="Tabela73.B1" office:value-type="string">
            <text:p text:style-name="P2">Dano</text:p>
          </table:table-cell>
          <table:table-cell table:style-name="Tabela73.G2" table:number-columns-spanned="3" office:value-type="string">
            <text:p text:style-name="P2">Impacto</text:p>
          </table:table-cell>
          <table:covered-table-cell/>
          <table:covered-table-cell/>
        </table:table-row>
        <table:table-row table:style-name="Tabela73.1">
          <table:covered-table-cell/>
          <table:covered-table-cell/>
          <table:covered-table-cell/>
          <table:covered-table-cell/>
          <table:table-cell table:style-name="Tabela73.D2" office:value-type="string">
            <text:p text:style-name="P2">1</text:p>
          </table:table-cell>
          <table:table-cell table:style-name="Tabela73.D2" office:value-type="string">
            <text:p text:style-name="P2"/>
          </table:table-cell>
          <table:table-cell table:style-name="Tabela73.D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73.1">
          <table:covered-table-cell/>
          <table:covered-table-cell/>
          <table:covered-table-cell/>
          <table:covered-table-cell/>
          <table:table-cell table:style-name="Tabela73.D2" office:value-type="string">
            <text:p text:style-name="P2">2</text:p>
          </table:table-cell>
          <table:table-cell table:style-name="Tabela73.D2" office:value-type="string">
            <text:p text:style-name="P2"/>
          </table:table-cell>
          <table:table-cell table:style-name="Tabela73.D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73.1">
          <table:covered-table-cell/>
          <table:covered-table-cell/>
          <table:covered-table-cell/>
          <table:covered-table-cell/>
          <table:table-cell table:style-name="Tabela73.D2" office:value-type="string">
            <text:p text:style-name="P2">3</text:p>
          </table:table-cell>
          <table:table-cell table:style-name="Tabela73.D2" office:value-type="string">
            <text:p text:style-name="P2"/>
          </table:table-cell>
          <table:table-cell table:style-name="Tabela73.D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73.1">
          <table:covered-table-cell/>
          <table:covered-table-cell/>
          <table:covered-table-cell/>
          <table:covered-table-cell/>
          <table:table-cell table:style-name="Tabela73.D2" office:value-type="string">
            <text:p text:style-name="P2">...</text:p>
          </table:table-cell>
          <table:table-cell table:style-name="Tabela73.D2" office:value-type="string">
            <text:p text:style-name="P2"/>
          </table:table-cell>
          <table:table-cell table:style-name="Tabela73.D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73.1">
          <table:covered-table-cell/>
          <table:table-cell table:style-name="Tabela73.B1" office:value-type="string">
            <text:p text:style-name="P2">Id</text:p>
          </table:table-cell>
          <table:table-cell table:style-name="Tabela73.B1" table:number-columns-spanned="4" office:value-type="string">
            <text:p text:style-name="P2">Ação Preventiva</text:p>
          </table:table-cell>
          <table:covered-table-cell/>
          <table:covered-table-cell/>
          <table:covered-table-cell/>
          <table:table-cell table:style-name="Tabela73.G2" table:number-columns-spanned="3" office:value-type="string">
            <text:p text:style-name="P2">Responsável</text:p>
          </table:table-cell>
          <table:covered-table-cell/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6">1</text:p>
          </table:table-cell>
          <table:table-cell table:style-name="Tabela73.D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ela73.D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6">2</text:p>
          </table:table-cell>
          <table:table-cell table:style-name="Tabela73.D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ela73.D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6">3</text:p>
          </table:table-cell>
          <table:table-cell table:style-name="Tabela73.D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ela73.D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6">...</text:p>
          </table:table-cell>
          <table:table-cell table:style-name="Tabela73.D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ela73.D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73.1">
          <table:covered-table-cell/>
          <table:table-cell table:style-name="Tabela73.B1" office:value-type="string">
            <text:p text:style-name="P6">Id</text:p>
          </table:table-cell>
          <table:table-cell table:style-name="Tabela73.B1" table:number-columns-spanned="4" office:value-type="string">
            <text:p text:style-name="P6">Ação de Contingência</text:p>
          </table:table-cell>
          <table:covered-table-cell/>
          <table:covered-table-cell/>
          <table:covered-table-cell/>
          <table:table-cell table:style-name="Tabela73.G2" table:number-columns-spanned="3" office:value-type="string">
            <text:p text:style-name="P6">Responsável</text:p>
          </table:table-cell>
          <table:covered-table-cell/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6">1</text:p>
          </table:table-cell>
          <table:table-cell table:style-name="Tabela73.D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ela73.D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6">2</text:p>
          </table:table-cell>
          <table:table-cell table:style-name="Tabela73.D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ela73.D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6">3</text:p>
          </table:table-cell>
          <table:table-cell table:style-name="Tabela73.D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ela73.D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6">...</text:p>
          </table:table-cell>
          <table:table-cell table:style-name="Tabela73.D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ela73.D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73.1">
          <table:table-cell table:style-name="Tabela73.A17" table:number-columns-spanned="9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3.1">
          <table:table-cell table:style-name="Tabela73.A1" table:number-rows-spanned="16" office:value-type="string">
            <text:p text:style-name="P2">Risco 2</text:p>
          </table:table-cell>
          <table:table-cell table:style-name="Tabela73.B1" table:number-columns-spanned="2" office:value-type="string">
            <text:p text:style-name="P3">Risco:</text:p>
          </table:table-cell>
          <table:covered-table-cell/>
          <table:table-cell table:style-name="Tabela73.D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3.1">
          <table:covered-table-cell/>
          <table:table-cell table:style-name="Tabela73.B2" table:number-rows-spanned="5" table:number-columns-spanned="2" office:value-type="string">
            <text:p text:style-name="P3">Probabilidade:</text:p>
          </table:table-cell>
          <table:covered-table-cell/>
          <table:table-cell table:style-name="Tabela73.D2" table:number-rows-spanned="5" office:value-type="string">
            <text:p text:style-name="P2"/>
          </table:table-cell>
          <table:table-cell table:style-name="Tabela73.B1" office:value-type="string">
            <text:p text:style-name="P2">Id</text:p>
          </table:table-cell>
          <table:table-cell table:style-name="Tabela73.B1" office:value-type="string">
            <text:p text:style-name="P2">Dano</text:p>
          </table:table-cell>
          <table:table-cell table:style-name="Tabela73.G2" table:number-columns-spanned="3" office:value-type="string">
            <text:p text:style-name="P2">Impacto</text:p>
          </table:table-cell>
          <table:covered-table-cell/>
          <table:covered-table-cell/>
        </table:table-row>
        <table:table-row table:style-name="Tabela73.1">
          <table:covered-table-cell/>
          <table:covered-table-cell/>
          <table:covered-table-cell/>
          <table:covered-table-cell/>
          <table:table-cell table:style-name="Tabela73.D2" office:value-type="string">
            <text:p text:style-name="P2">1</text:p>
          </table:table-cell>
          <table:table-cell table:style-name="Tabela73.D2" office:value-type="string">
            <text:p text:style-name="P2"/>
          </table:table-cell>
          <table:table-cell table:style-name="Tabela73.D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73.1">
          <table:covered-table-cell/>
          <table:covered-table-cell/>
          <table:covered-table-cell/>
          <table:covered-table-cell/>
          <table:table-cell table:style-name="Tabela73.D2" office:value-type="string">
            <text:p text:style-name="P2">2</text:p>
          </table:table-cell>
          <table:table-cell table:style-name="Tabela73.D2" office:value-type="string">
            <text:p text:style-name="P2"/>
          </table:table-cell>
          <table:table-cell table:style-name="Tabela73.D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73.1">
          <table:covered-table-cell/>
          <table:covered-table-cell/>
          <table:covered-table-cell/>
          <table:covered-table-cell/>
          <table:table-cell table:style-name="Tabela73.D2" office:value-type="string">
            <text:p text:style-name="P2">3</text:p>
          </table:table-cell>
          <table:table-cell table:style-name="Tabela73.D2" office:value-type="string">
            <text:p text:style-name="P2"/>
          </table:table-cell>
          <table:table-cell table:style-name="Tabela73.D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73.1">
          <table:covered-table-cell/>
          <table:covered-table-cell/>
          <table:covered-table-cell/>
          <table:covered-table-cell/>
          <table:table-cell table:style-name="Tabela73.D2" office:value-type="string">
            <text:p text:style-name="P2">...</text:p>
          </table:table-cell>
          <table:table-cell table:style-name="Tabela73.D2" office:value-type="string">
            <text:p text:style-name="P2"/>
          </table:table-cell>
          <table:table-cell table:style-name="Tabela73.D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73.1">
          <table:covered-table-cell/>
          <table:table-cell table:style-name="Tabela73.B1" office:value-type="string">
            <text:p text:style-name="P2">Id</text:p>
          </table:table-cell>
          <table:table-cell table:style-name="Tabela73.B1" table:number-columns-spanned="5" office:value-type="string">
            <text:p text:style-name="P2">Ação Preventiva</text:p>
          </table:table-cell>
          <table:covered-table-cell/>
          <table:covered-table-cell/>
          <table:covered-table-cell/>
          <table:covered-table-cell/>
          <table:table-cell table:style-name="Tabela73.G2" table:number-columns-spanned="2" office:value-type="string">
            <text:p text:style-name="P2">Responsável</text:p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1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2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3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...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B1" office:value-type="string">
            <text:p text:style-name="P2">Id</text:p>
          </table:table-cell>
          <table:table-cell table:style-name="Tabela73.B1" table:number-columns-spanned="5" office:value-type="string">
            <text:p text:style-name="P2">Ação de Contingência</text:p>
          </table:table-cell>
          <table:covered-table-cell/>
          <table:covered-table-cell/>
          <table:covered-table-cell/>
          <table:covered-table-cell/>
          <table:table-cell table:style-name="Tabela73.G2" table:number-columns-spanned="2" office:value-type="string">
            <text:p text:style-name="P2">Responsável</text:p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1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2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3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...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table-cell table:style-name="Tabela73.A17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3.1">
          <table:table-cell table:style-name="Tabela73.A1" table:number-rows-spanned="16" office:value-type="string">
            <text:p text:style-name="P2">Risco 3</text:p>
          </table:table-cell>
          <table:table-cell table:style-name="Tabela73.B1" table:number-columns-spanned="2" office:value-type="string">
            <text:p text:style-name="P3">Risco:</text:p>
          </table:table-cell>
          <table:covered-table-cell/>
          <table:table-cell table:style-name="Tabela73.D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3.1">
          <table:covered-table-cell/>
          <table:table-cell table:style-name="Tabela73.B2" table:number-rows-spanned="5" table:number-columns-spanned="2" office:value-type="string">
            <text:p text:style-name="P3">Probabilidade:</text:p>
          </table:table-cell>
          <table:covered-table-cell/>
          <table:table-cell table:style-name="Tabela73.D2" table:number-rows-spanned="5" office:value-type="string">
            <text:p text:style-name="P2"/>
          </table:table-cell>
          <table:table-cell table:style-name="Tabela73.B1" office:value-type="string">
            <text:p text:style-name="P2">Id</text:p>
          </table:table-cell>
          <table:table-cell table:style-name="Tabela73.B1" table:number-columns-spanned="3" office:value-type="string">
            <text:p text:style-name="P2">Dano</text:p>
          </table:table-cell>
          <table:covered-table-cell/>
          <table:covered-table-cell/>
          <table:table-cell table:style-name="Tabela73.G2" office:value-type="string">
            <text:p text:style-name="P2">Impacto</text:p>
          </table:table-cell>
        </table:table-row>
        <table:table-row table:style-name="Tabela73.1">
          <table:covered-table-cell/>
          <table:covered-table-cell/>
          <table:covered-table-cell/>
          <table:covered-table-cell/>
          <table:table-cell table:style-name="Tabela73.D2" office:value-type="string">
            <text:p text:style-name="P2">1</text:p>
          </table:table-cell>
          <table:table-cell table:style-name="Tabela73.D2" table:number-columns-spanned="3" office:value-type="string">
            <text:p text:style-name="P2"/>
          </table:table-cell>
          <table:covered-table-cell/>
          <table:covered-table-cell/>
          <table:table-cell table:style-name="Tabela73.D1" office:value-type="string">
            <text:p text:style-name="P2"/>
          </table:table-cell>
        </table:table-row>
        <table:table-row table:style-name="Tabela73.1">
          <table:covered-table-cell/>
          <table:covered-table-cell/>
          <table:covered-table-cell/>
          <table:covered-table-cell/>
          <table:table-cell table:style-name="Tabela73.D2" office:value-type="string">
            <text:p text:style-name="P2">2</text:p>
          </table:table-cell>
          <table:table-cell table:style-name="Tabela73.D2" table:number-columns-spanned="3" office:value-type="string">
            <text:p text:style-name="P2"/>
          </table:table-cell>
          <table:covered-table-cell/>
          <table:covered-table-cell/>
          <table:table-cell table:style-name="Tabela73.D1" office:value-type="string">
            <text:p text:style-name="P2"/>
          </table:table-cell>
        </table:table-row>
        <table:table-row table:style-name="Tabela73.1">
          <table:covered-table-cell/>
          <table:covered-table-cell/>
          <table:covered-table-cell/>
          <table:covered-table-cell/>
          <table:table-cell table:style-name="Tabela73.D2" office:value-type="string">
            <text:p text:style-name="P2">3</text:p>
          </table:table-cell>
          <table:table-cell table:style-name="Tabela73.D2" table:number-columns-spanned="3" office:value-type="string">
            <text:p text:style-name="P2"/>
          </table:table-cell>
          <table:covered-table-cell/>
          <table:covered-table-cell/>
          <table:table-cell table:style-name="Tabela73.D1" office:value-type="string">
            <text:p text:style-name="P2"/>
          </table:table-cell>
        </table:table-row>
        <table:table-row table:style-name="Tabela73.1">
          <table:covered-table-cell/>
          <table:covered-table-cell/>
          <table:covered-table-cell/>
          <table:covered-table-cell/>
          <table:table-cell table:style-name="Tabela73.D2" office:value-type="string">
            <text:p text:style-name="P2">...</text:p>
          </table:table-cell>
          <table:table-cell table:style-name="Tabela73.D2" table:number-columns-spanned="3" office:value-type="string">
            <text:p text:style-name="P2"/>
          </table:table-cell>
          <table:covered-table-cell/>
          <table:covered-table-cell/>
          <table:table-cell table:style-name="Tabela73.D1" office:value-type="string">
            <text:p text:style-name="P2"/>
          </table:table-cell>
        </table:table-row>
        <table:table-row table:style-name="Tabela73.1">
          <table:covered-table-cell/>
          <table:table-cell table:style-name="Tabela73.B1" office:value-type="string">
            <text:p text:style-name="P2">Id</text:p>
          </table:table-cell>
          <table:table-cell table:style-name="Tabela73.B1" table:number-columns-spanned="5" office:value-type="string">
            <text:p text:style-name="P2">Ação Preventiva</text:p>
          </table:table-cell>
          <table:covered-table-cell/>
          <table:covered-table-cell/>
          <table:covered-table-cell/>
          <table:covered-table-cell/>
          <table:table-cell table:style-name="Tabela73.G2" table:number-columns-spanned="2" office:value-type="string">
            <text:p text:style-name="P2">Responsável</text:p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1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2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3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...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B1" office:value-type="string">
            <text:p text:style-name="P2">Id</text:p>
          </table:table-cell>
          <table:table-cell table:style-name="Tabela73.B1" table:number-columns-spanned="5" office:value-type="string">
            <text:p text:style-name="P2">Ação de Contingência</text:p>
          </table:table-cell>
          <table:covered-table-cell/>
          <table:covered-table-cell/>
          <table:covered-table-cell/>
          <table:covered-table-cell/>
          <table:table-cell table:style-name="Tabela73.G2" table:number-columns-spanned="2" office:value-type="string">
            <text:p text:style-name="P2">Responsável</text:p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1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2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3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...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table-cell table:style-name="Tabela73.A17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3.1">
          <table:table-cell table:style-name="Tabela73.A1" table:number-rows-spanned="16" office:value-type="string">
            <text:p text:style-name="P2">Risco ...</text:p>
          </table:table-cell>
          <table:table-cell table:style-name="Tabela73.B1" table:number-columns-spanned="2" office:value-type="string">
            <text:p text:style-name="P3">Risco:</text:p>
          </table:table-cell>
          <table:covered-table-cell/>
          <table:table-cell table:style-name="Tabela73.D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3.1">
          <table:covered-table-cell/>
          <table:table-cell table:style-name="Tabela73.B2" table:number-rows-spanned="5" table:number-columns-spanned="2" office:value-type="string">
            <text:p text:style-name="P3">Probabilidade:</text:p>
          </table:table-cell>
          <table:covered-table-cell/>
          <table:table-cell table:style-name="Tabela73.D2" table:number-rows-spanned="5" office:value-type="string">
            <text:p text:style-name="P2"/>
          </table:table-cell>
          <table:table-cell table:style-name="Tabela73.B1" office:value-type="string">
            <text:p text:style-name="P2">Id</text:p>
          </table:table-cell>
          <table:table-cell table:style-name="Tabela73.B1" table:number-columns-spanned="3" office:value-type="string">
            <text:p text:style-name="P2">Dano</text:p>
          </table:table-cell>
          <table:covered-table-cell/>
          <table:covered-table-cell/>
          <table:table-cell table:style-name="Tabela73.G2" office:value-type="string">
            <text:p text:style-name="P2">Impacto</text:p>
          </table:table-cell>
        </table:table-row>
        <table:table-row table:style-name="Tabela73.1">
          <table:covered-table-cell/>
          <table:covered-table-cell/>
          <table:covered-table-cell/>
          <table:covered-table-cell/>
          <table:table-cell table:style-name="Tabela73.D2" office:value-type="string">
            <text:p text:style-name="P2">1</text:p>
          </table:table-cell>
          <table:table-cell table:style-name="Tabela73.D2" table:number-columns-spanned="3" office:value-type="string">
            <text:p text:style-name="P2"/>
          </table:table-cell>
          <table:covered-table-cell/>
          <table:covered-table-cell/>
          <table:table-cell table:style-name="Tabela73.D1" office:value-type="string">
            <text:p text:style-name="P2"/>
          </table:table-cell>
        </table:table-row>
        <table:table-row table:style-name="Tabela73.1">
          <table:covered-table-cell/>
          <table:covered-table-cell/>
          <table:covered-table-cell/>
          <table:covered-table-cell/>
          <table:table-cell table:style-name="Tabela73.D2" office:value-type="string">
            <text:p text:style-name="P2">2</text:p>
          </table:table-cell>
          <table:table-cell table:style-name="Tabela73.D2" table:number-columns-spanned="3" office:value-type="string">
            <text:p text:style-name="P2"/>
          </table:table-cell>
          <table:covered-table-cell/>
          <table:covered-table-cell/>
          <table:table-cell table:style-name="Tabela73.D1" office:value-type="string">
            <text:p text:style-name="P2"/>
          </table:table-cell>
        </table:table-row>
        <table:table-row table:style-name="Tabela73.1">
          <table:covered-table-cell/>
          <table:covered-table-cell/>
          <table:covered-table-cell/>
          <table:covered-table-cell/>
          <table:table-cell table:style-name="Tabela73.D2" office:value-type="string">
            <text:p text:style-name="P2">3</text:p>
          </table:table-cell>
          <table:table-cell table:style-name="Tabela73.D2" table:number-columns-spanned="3" office:value-type="string">
            <text:p text:style-name="P2"/>
          </table:table-cell>
          <table:covered-table-cell/>
          <table:covered-table-cell/>
          <table:table-cell table:style-name="Tabela73.D1" office:value-type="string">
            <text:p text:style-name="P2"/>
          </table:table-cell>
        </table:table-row>
        <table:table-row table:style-name="Tabela73.1">
          <table:covered-table-cell/>
          <table:covered-table-cell/>
          <table:covered-table-cell/>
          <table:covered-table-cell/>
          <table:table-cell table:style-name="Tabela73.D2" office:value-type="string">
            <text:p text:style-name="P2">...</text:p>
          </table:table-cell>
          <table:table-cell table:style-name="Tabela73.D2" table:number-columns-spanned="3" office:value-type="string">
            <text:p text:style-name="P2"/>
          </table:table-cell>
          <table:covered-table-cell/>
          <table:covered-table-cell/>
          <table:table-cell table:style-name="Tabela73.D1" office:value-type="string">
            <text:p text:style-name="P2"/>
          </table:table-cell>
        </table:table-row>
        <table:table-row table:style-name="Tabela73.1">
          <table:covered-table-cell/>
          <table:table-cell table:style-name="Tabela73.B1" office:value-type="string">
            <text:p text:style-name="P2">Id</text:p>
          </table:table-cell>
          <table:table-cell table:style-name="Tabela73.B1" table:number-columns-spanned="5" office:value-type="string">
            <text:p text:style-name="P2">Ação Preventiva</text:p>
          </table:table-cell>
          <table:covered-table-cell/>
          <table:covered-table-cell/>
          <table:covered-table-cell/>
          <table:covered-table-cell/>
          <table:table-cell table:style-name="Tabela73.G2" table:number-columns-spanned="2" office:value-type="string">
            <text:p text:style-name="P2">Responsável</text:p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1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2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3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...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B1" office:value-type="string">
            <text:p text:style-name="P2">Id</text:p>
          </table:table-cell>
          <table:table-cell table:style-name="Tabela73.B1" table:number-columns-spanned="5" office:value-type="string">
            <text:p text:style-name="P2">Ação de Contingência</text:p>
          </table:table-cell>
          <table:covered-table-cell/>
          <table:covered-table-cell/>
          <table:covered-table-cell/>
          <table:covered-table-cell/>
          <table:table-cell table:style-name="Tabela73.G2" table:number-columns-spanned="2" office:value-type="string">
            <text:p text:style-name="P2">Responsável</text:p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1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2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3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  <table:table-row table:style-name="Tabela73.1">
          <table:covered-table-cell/>
          <table:table-cell table:style-name="Tabela73.D2" office:value-type="string">
            <text:p text:style-name="P2">...</text:p>
          </table:table-cell>
          <table:table-cell table:style-name="Tabela73.D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73.D1" table:number-columns-spanned="2" office:value-type="string">
            <text:p text:style-name="P2"/>
          </table:table-cell>
          <table:covered-table-cell/>
        </table:table-row>
      </table:table>
      <text:p text:style-name="P15"/>
      <text:p text:style-name="P15"/>
      <table:table table:name="Tabela74" table:style-name="Tabela74">
        <table:table-column table:style-name="Tabela74.A"/>
        <table:table-column table:style-name="Tabela74.B"/>
        <table:table-column table:style-name="Tabela74.C"/>
        <table:table-row table:style-name="Tabela74.1">
          <table:table-cell table:style-name="Tabela74.A1" table:number-columns-spanned="3" office:value-type="string">
            <text:p text:style-name="P12">Equipe de Planejamento da Contratação</text:p>
          </table:table-cell>
          <table:covered-table-cell/>
          <table:covered-table-cell/>
        </table:table-row>
        <table:table-row table:style-name="Tabela74.2">
          <table:table-cell table:style-name="Tabela74.A2" office:value-type="string">
            <text:p text:style-name="P13">Integrante</text:p>
            <text:p text:style-name="P4">Técnico</text:p>
          </table:table-cell>
          <table:table-cell table:style-name="Tabela74.B2" office:value-type="string">
            <text:p text:style-name="P13">Integrante</text:p>
            <text:p text:style-name="P4">Requisitante</text:p>
          </table:table-cell>
          <table:table-cell table:style-name="Tabela74.B2" office:value-type="string">
            <text:p text:style-name="P13">Integrante</text:p>
            <text:p text:style-name="P4">Administrativo</text:p>
          </table:table-cell>
        </table:table-row>
        <table:table-row table:style-name="Tabela74.2">
          <table:table-cell table:style-name="Tabela74.A3" office:value-type="string">
            <text:p text:style-name="P5"/>
            <text:p text:style-name="P5"/>
            <text:p text:style-name="P5"/>
            <text:p text:style-name="P8">______________________</text:p>
            <text:p text:style-name="P10">&lt;Nome&gt;</text:p>
            <text:p text:style-name="P11"><text:span text:style-name="T2">Matrícula: </text:span><text:span text:style-name="T3">&lt;Matr.&gt;</text:span></text:p>
            <text:p text:style-name="P5"/>
          </table:table-cell>
          <table:table-cell table:style-name="Tabela74.A3" office:value-type="string">
            <text:p text:style-name="P8"/>
            <text:p text:style-name="P8"/>
            <text:p text:style-name="P8">______________________</text:p>
            <text:p text:style-name="P10">&lt;Nome&gt;</text:p>
            <text:p text:style-name="P11"><text:span text:style-name="T2">Matrícula: </text:span><text:span text:style-name="T3">&lt;Matr.&gt;</text:span></text:p>
          </table:table-cell>
          <table:table-cell table:style-name="Tabela74.A3" office:value-type="string">
            <text:p text:style-name="P8"/>
            <text:p text:style-name="P8"/>
            <text:p text:style-name="P8">______________________</text:p>
            <text:p text:style-name="P10">&lt;Nome&gt;</text:p>
            <text:p text:style-name="P11"><text:span text:style-name="T2">Matrícula: </text:span><text:span text:style-name="T3">&lt;Matr.&gt;</text:span></text:p>
          </table:table-cell>
        </table:table-row>
        <table:table-row table:style-name="Tabela74.2">
          <table:table-cell table:style-name="Tabela74.A3" table:number-columns-spanned="3" office:value-type="string">
            <text:p text:style-name="P9"/>
            <text:p text:style-name="P9"/>
            <text:p text:style-name="P1"><text:soft-page-break/></text:p>
            <text:p text:style-name="P1">____________________________, <text:s text:c="3"/>________ de _____________________ de 20_____.</text:p>
            <text:p text:style-name="P9"/>
            <text:p text:style-name="P9"/>
          </table:table-cell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" style:family="paragraph">
      <style:paragraph-properties fo:margin-left="0.3cm" fo:margin-right="0cm" style:line-height-at-least="0.423cm" fo:text-align="justify" style:justify-single-word="false" fo:orphans="2" fo:widows="2" fo:hyphenation-ladder-count="no-limit" fo:text-indent="-0.3cm" style:auto-text-indent="false" style:text-autospace="no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use-window-font-color="true" style:font-name="Times New Roman" fo:font-size="10pt" fo:language="pt" fo:country="BR" style:letter-kerning="true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07cm" fo:margin-right="2.9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P-LENOVO M</meta:initial-creator>
    <meta:creation-date>2011-06-30T12:03:04.56</meta:creation-date>
    <dc:date>2011-08-24T18:39:53.39</dc:date>
    <dc:creator>Luiz Fernando Bastos Coura</dc:creator>
    <meta:editing-duration>PT00H02M10S</meta:editing-duration>
    <meta:editing-cycles>3</meta:editing-cycles>
    <meta:generator>BrOffice.org/3.2$Win32 OpenOffice.org_project/320m12$Build-9483</meta:generator>
    <meta:document-statistic meta:table-count="3" meta:image-count="0" meta:object-count="0" meta:page-count="4" meta:paragraph-count="213" meta:word-count="278" meta:character-count="1425"/>
  </office:meta>
</office:document-meta>
</file>